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color="#cc6633" draw:fill="solid" draw:fill-color="#ffffcc" draw:textarea-horizontal-align="justify" draw:textarea-vertical-align="top" draw:auto-grow-height="false"/>
    </style:style>
    <style:style style:name="gr2" style:family="graphic" style:parent-style-name="standard">
      <style:graphic-properties draw:fill="solid" draw:fill-color="#e6e6ff" draw:textarea-horizontal-align="justify" draw:textarea-vertical-align="top" draw:auto-grow-height="false"/>
    </style:style>
    <style:style style:name="gr3" style:family="graphic" style:parent-style-name="standard">
      <style:graphic-properties svg:stroke-color="#b3b3b3" draw:fill="solid" draw:fill-color="#e6e6e6" draw:textarea-horizontal-align="justify" draw:textarea-vertical-align="middle" draw:auto-grow-height="false"/>
    </style:style>
    <style:style style:name="gr4" style:family="graphic" style:parent-style-name="standard">
      <style:graphic-properties svg:stroke-color="#aecf00" draw:fill="solid" draw:fill-color="#e6ff00" draw:textarea-horizontal-align="justify" draw:textarea-vertical-align="top" draw:auto-grow-height="false"/>
    </style:style>
    <style:style style:name="gr5" style:family="graphic" style:parent-style-name="standard">
      <style:graphic-properties svg:stroke-color="#ff6633" draw:fill="solid" draw:fill-color="#ffcc99" draw:textarea-horizontal-align="justify" draw:textarea-vertical-align="top" draw:auto-grow-height="false"/>
    </style:style>
    <style:style style:name="gr6" style:family="graphic" style:parent-style-name="standard">
      <style:graphic-properties svg:stroke-color="#3465a4" draw:fill="solid" draw:fill-color="#729fcf" draw:textarea-horizontal-align="justify" draw:textarea-vertical-align="middle" draw:auto-grow-height="false"/>
    </style:style>
    <style:style style:name="gr7" style:family="graphic" style:parent-style-name="standard">
      <style:graphic-properties svg:stroke-color="#3465a4" draw:fill="solid" draw:fill-color="#0084d1" draw:textarea-horizontal-align="justify" draw:textarea-vertical-align="middle" draw:auto-grow-height="false"/>
    </style:style>
    <style:style style:name="gr8" style:family="graphic" style:parent-style-name="objectwithoutfill">
      <style:graphic-properties draw:marker-end="Arrow" draw:marker-end-width="0.3cm" draw:fill="none" draw:textarea-vertical-align="middle"/>
    </style:style>
    <style:style style:name="gr9" style:family="graphic" style:parent-style-name="standard">
      <style:graphic-properties draw:fill="solid" draw:fill-color="#3465a4" draw:textarea-horizontal-align="justify" draw:textarea-vertical-align="middle" draw:auto-grow-height="false"/>
    </style:style>
    <style:style style:name="gr10" style:family="graphic" style:parent-style-name="standard">
      <style:graphic-properties draw:fill="gradient" draw:fill-gradient-name="Nuvem" draw:textarea-horizontal-align="justify" draw:textarea-vertical-align="middle" draw:auto-grow-height="false" fo:min-height="0cm" fo:min-width="0cm" fo:wrap-option="no-wrap"/>
    </style:style>
    <style:style style:name="gr11" style:family="graphic" style:parent-style-name="standard">
      <style:graphic-properties draw:stroke="none" svg:stroke-color="#000000" draw:fill="none" draw:fill-color="#ffffff" draw:textarea-horizontal-align="left" draw:auto-grow-height="true" draw:auto-grow-width="false" fo:min-height="2.325cm" fo:min-width="8.504cm"/>
    </style:style>
    <style:style style:name="gr12" style:family="graphic" style:parent-style-name="standard">
      <style:graphic-properties svg:stroke-color="#cc6633" draw:fill="solid" draw:fill-color="#ff9966" draw:textarea-horizontal-align="justify" draw:textarea-vertical-align="middle" draw:auto-grow-height="false"/>
    </style:style>
    <style:style style:name="P1" style:family="paragraph">
      <style:paragraph-properties fo:text-align="center"/>
      <style:text-properties fo:font-size="18pt" fo:font-weight="bold" style:font-size-asian="18pt" style:font-weight-asian="bold" style:font-size-complex="18pt" style:font-weight-complex="bold"/>
    </style:style>
    <style:style style:name="P2" style:family="paragraph">
      <style:paragraph-properties fo:text-align="center"/>
      <style:text-properties fo:font-size="15pt" style:text-underline-style="solid" style:text-underline-width="auto" style:text-underline-color="font-color" fo:font-weight="bold" style:font-size-asian="15pt" style:font-weight-asian="bold" style:font-size-complex="15pt" style:font-weight-complex="bold"/>
    </style:style>
    <style:style style:name="P3" style:family="paragraph">
      <style:paragraph-properties fo:text-align="center"/>
      <style:text-properties fo:color="#808080" fo:font-size="12pt" fo:font-weight="bold" style:font-size-asian="12pt" style:font-size-complex="12pt"/>
    </style:style>
    <style:style style:name="P4" style:family="paragraph">
      <style:paragraph-properties fo:text-align="center"/>
      <style:text-properties style:text-underline-style="solid" style:text-underline-width="auto" style:text-underline-color="font-color" fo:font-weight="bold" style:font-weight-asian="bold" style:font-weight-complex="bold"/>
    </style:style>
    <style:style style:name="P5" style:family="paragraph">
      <style:paragraph-properties fo:text-align="center"/>
      <style:text-properties fo:font-size="13pt" style:text-underline-style="solid" style:text-underline-width="auto" style:text-underline-color="font-color" fo:font-weight="bold" style:font-size-asian="13pt" style:font-weight-asian="bold" style:font-size-complex="13pt" style:font-weight-complex="bold"/>
    </style:style>
    <style:style style:name="P6" style:family="paragraph">
      <style:paragraph-properties fo:text-align="center"/>
      <style:text-properties fo:color="#ffffff" fo:font-size="12pt" fo:font-weight="bold" style:font-size-asian="12pt" style:font-size-complex="12pt"/>
    </style:style>
    <style:style style:name="P7" style:family="paragraph">
      <style:paragraph-properties fo:text-align="center"/>
      <style:text-properties style:text-underline-style="solid" style:text-underline-width="auto" style:text-underline-color="font-color"/>
    </style:style>
    <style:style style:name="P8" style:family="paragraph">
      <style:paragraph-properties fo:text-align="center"/>
      <style:text-properties fo:font-size="13pt" fo:font-weight="bold" style:font-size-asian="18pt" style:font-weight-asian="bold" style:font-size-complex="18pt" style:font-weight-complex="bold"/>
    </style:style>
    <style:style style:name="P9" style:family="paragraph">
      <style:paragraph-properties fo:text-align="center"/>
      <style:text-properties fo:color="#ffffff" fo:font-size="12pt" style:text-underline-style="solid" style:text-underline-width="auto" style:text-underline-color="font-color" fo:font-weight="bold" style:font-size-asian="12pt" style:font-size-complex="12pt"/>
    </style:style>
    <style:style style:name="P10" style:family="paragraph">
      <style:paragraph-properties fo:text-align="center"/>
    </style:style>
    <style:style style:name="P11" style:family="paragraph">
      <style:text-properties fo:font-size="15pt" style:text-underline-style="none" style:font-size-asian="15pt" style:font-size-complex="15pt"/>
    </style:style>
    <style:style style:name="P12" style:family="paragraph">
      <style:paragraph-properties fo:text-align="center"/>
      <style:text-properties fo:font-size="15pt" style:text-underline-style="none" style:font-size-asian="15pt" style:font-size-complex="15pt"/>
    </style:style>
    <style:style style:name="P13" style:family="paragraph">
      <style:paragraph-properties fo:text-align="center"/>
      <style:text-properties fo:color="#ffffff" fo:font-size="13pt" style:text-underline-style="none" fo:font-weight="bold" style:font-size-asian="13pt" style:font-weight-asian="bold" style:font-size-complex="13pt" style:font-weight-complex="bold"/>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5pt" style:text-underline-style="none" fo:font-weight="bold" style:font-size-asian="15pt" style:font-weight-asian="bold" style:font-size-complex="15pt" style:font-weight-complex="bold"/>
    </style:style>
    <style:style style:name="T3" style:family="text">
      <style:text-properties fo:font-size="12pt" style:font-size-asian="12pt" style:font-size-complex="12pt"/>
    </style:style>
    <style:style style:name="T4" style:family="text">
      <style:text-properties fo:font-size="13pt" style:text-underline-style="none" fo:font-weight="bold" style:font-size-asian="13pt" style:font-weight-asian="bold" style:font-size-complex="13pt" style:font-weight-complex="bold"/>
    </style:style>
    <style:style style:name="T5" style:family="text">
      <style:text-properties fo:font-weight="bold" style:font-weight-asian="bold" style:font-weight-complex="bold"/>
    </style:style>
    <style:style style:name="T6" style:family="text">
      <style:text-properties fo:font-size="15pt" style:text-underline-style="none" style:font-size-asian="15pt" style:font-size-complex="15pt"/>
    </style:style>
    <style:style style:name="T7" style:family="text">
      <style:text-properties style:text-underline-style="none"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2.398cm" svg:height="11.298cm" svg:x="2.402cm" svg:y="2.102cm">
          <text:p text:style-name="P1"><text:span text:style-name="T1">My System</text:span></text:p>
          <draw:enhanced-geometry svg:viewBox="0 0 21600 21600" draw:glue-points="10800 0 0 10800 10800 21600 21600 10800" draw:type="flowchart-process" draw:enhanced-path="M 0 0 L 21600 0 21600 21600 0 21600 0 0 Z N"/>
        </draw:custom-shape>
        <draw:custom-shape draw:style-name="gr2" draw:text-style-name="P2" draw:layer="layout" svg:width="6.9cm" svg:height="9.599cm" svg:x="2.9cm" svg:y="3.3cm">
          <text:p text:style-name="P2"><text:span text:style-name="T2">Features</text:span></text:p>
          <draw:enhanced-geometry svg:viewBox="0 0 21600 21600" draw:type="rectangle" draw:enhanced-path="M 0 0 L 21600 0 21600 21600 0 21600 0 0 Z N"/>
        </draw:custom-shape>
        <draw:custom-shape draw:style-name="gr3" draw:text-style-name="P3" xml:id="id1" draw:id="id1" draw:layer="layout" svg:width="5.419cm" svg:height="1.261cm" svg:x="3.587cm" svg:y="5.57cm">
          <text:p text:style-name="P3"><text:span text:style-name="T3">Business se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xml:id="id3" draw:id="id3" draw:layer="layout" svg:width="5.419cm" svg:height="1.261cm" svg:x="3.589cm" svg:y="7.272cm">
          <text:p text:style-name="P3"><text:span text:style-name="T3">Advanced repor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xml:id="id5" draw:id="id5" draw:layer="layout" svg:width="5.419cm" svg:height="1.261cm" svg:x="3.591cm" svg:y="8.974cm">
          <text:p text:style-name="P3"><text:span text:style-name="T3">Brand new butt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xml:id="id7" draw:id="id7" draw:layer="layout" svg:width="5.419cm" svg:height="1.261cm" svg:x="3.593cm" svg:y="10.676cm">
          <text:p text:style-name="P3"><text:span text:style-name="T3">Users limit: 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13.999cm" svg:height="9.599cm" svg:x="10.301cm" svg:y="3.301cm">
          <text:p text:style-name="P2"><text:span text:style-name="T2">Qualifiers</text:span></text:p>
          <draw:enhanced-geometry svg:viewBox="0 0 21600 21600" draw:type="rectangle" draw:enhanced-path="M 0 0 L 21600 0 21600 21600 0 21600 0 0 Z N"/>
        </draw:custom-shape>
        <draw:custom-shape draw:style-name="gr5" draw:text-style-name="P5" draw:layer="layout" svg:width="5.999cm" svg:height="7.7cm" svg:x="10.901cm" svg:y="4.6cm">
          <text:p text:style-name="P4"><text:span text:style-name="T4">Free Account</text:span></text:p>
          <draw:enhanced-geometry svg:viewBox="0 0 21600 21600" draw:type="rectangle" draw:enhanced-path="M 0 0 L 21600 0 21600 21600 0 21600 0 0 Z N"/>
        </draw:custom-shape>
        <draw:custom-shape draw:style-name="gr6" draw:text-style-name="P6" xml:id="id2" draw:id="id2" draw:layer="layout" svg:width="5.419cm" svg:height="1.261cm" svg:x="11.188cm" svg:y="5.571cm">
          <text:p text:style-name="P6"><text:span text:style-name="T3">Business se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xml:id="id4" draw:id="id4" draw:layer="layout" svg:width="5.419cm" svg:height="1.261cm" svg:x="11.19cm" svg:y="7.273cm">
          <text:p text:style-name="P3"><text:span text:style-name="T3">Advanced repor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xml:id="id6" draw:id="id6" draw:layer="layout" svg:width="5.419cm" svg:height="1.261cm" svg:x="11.192cm" svg:y="8.975cm">
          <text:p text:style-name="P3"><text:span text:style-name="T3">Brand new butt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6" xml:id="id8" draw:id="id8" draw:layer="layout" svg:width="5.419cm" svg:height="1.261cm" svg:x="11.194cm" svg:y="10.677cm">
          <text:p text:style-name="P6"><text:span text:style-name="T3">Users limit: 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5" draw:layer="layout" svg:width="5.999cm" svg:height="7.7cm" svg:x="17.703cm" svg:y="4.601cm">
          <text:p text:style-name="P4"><text:span text:style-name="T4">Paid Account</text:span></text:p>
          <draw:enhanced-geometry svg:viewBox="0 0 21600 21600" draw:type="rectangle" draw:enhanced-path="M 0 0 L 21600 0 21600 21600 0 21600 0 0 Z N"/>
        </draw:custom-shape>
        <draw:custom-shape draw:style-name="gr6" draw:text-style-name="P6" xml:id="id9" draw:id="id9" draw:layer="layout" svg:width="5.419cm" svg:height="1.261cm" svg:x="17.99cm" svg:y="5.572cm">
          <text:p text:style-name="P6"><text:span text:style-name="T3">Business se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6" xml:id="id10" draw:id="id10" draw:layer="layout" svg:width="5.419cm" svg:height="1.261cm" svg:x="17.992cm" svg:y="7.274cm">
          <text:p text:style-name="P6"><text:span text:style-name="T3">Advanced repor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6" xml:id="id11" draw:id="id11" draw:layer="layout" svg:width="5.419cm" svg:height="1.261cm" svg:x="17.994cm" svg:y="8.976cm">
          <text:p text:style-name="P6"><text:span text:style-name="T3">Brand new butt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6" xml:id="id12" draw:id="id12" draw:layer="layout" svg:width="5.419cm" svg:height="1.261cm" svg:x="17.996cm" svg:y="10.678cm">
          <text:p text:style-name="P6"><text:span text:style-name="T3">Users limit: 2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 draw:text-style-name="P7" draw:layer="layout" draw:type="curve" svg:x1="9.006cm" svg:y1="6.2cm" svg:x2="11.188cm" svg:y2="6.201cm" draw:start-shape="id1" draw:start-glue-point="1" draw:end-shape="id2" draw:end-glue-point="3" svg:d="M9006 6200c1636 0 546 1 2182 1" svg:viewBox="0 0 2183 2">
          <text:p/>
        </draw:connector>
        <draw:connector draw:style-name="gr8" draw:text-style-name="P7" draw:layer="layout" draw:type="curve" svg:x1="9.008cm" svg:y1="7.902cm" svg:x2="11.19cm" svg:y2="7.903cm" draw:start-shape="id3" draw:start-glue-point="1" draw:end-shape="id4" svg:d="M9008 7902c1636 0 546 1 2182 1" svg:viewBox="0 0 2183 2">
          <text:p/>
        </draw:connector>
        <draw:connector draw:style-name="gr8" draw:text-style-name="P7" draw:layer="layout" draw:type="curve" svg:x1="9.01cm" svg:y1="9.604cm" svg:x2="11.192cm" svg:y2="9.605cm" draw:start-shape="id5" draw:start-glue-point="1" draw:end-shape="id6" draw:end-glue-point="3" svg:d="M9010 9604c1636 0 546 1 2182 1" svg:viewBox="0 0 2183 2">
          <text:p/>
        </draw:connector>
        <draw:connector draw:style-name="gr8" draw:text-style-name="P7" draw:layer="layout" draw:type="curve" svg:x1="9.012cm" svg:y1="11.306cm" svg:x2="11.194cm" svg:y2="11.307cm" draw:start-shape="id7" draw:start-glue-point="1" draw:end-shape="id8" svg:d="M9012 11306c1636 0 546 1 2182 1" svg:viewBox="0 0 2183 2">
          <text:p/>
        </draw:connector>
        <draw:connector draw:style-name="gr8" draw:text-style-name="P7" draw:layer="layout" draw:type="curve" svg:x1="16.607cm" svg:y1="6.201cm" svg:x2="17.99cm" svg:y2="6.202cm" draw:start-shape="id2" draw:start-glue-point="1" draw:end-shape="id9" draw:end-glue-point="3" svg:d="M16607 6201c1036 0 345 1 1383 1" svg:viewBox="0 0 1384 2">
          <text:p/>
        </draw:connector>
        <draw:connector draw:style-name="gr8" draw:text-style-name="P7" draw:layer="layout" draw:type="curve" svg:x1="16.609cm" svg:y1="7.903cm" svg:x2="17.992cm" svg:y2="7.904cm" draw:start-shape="id4" draw:start-glue-point="1" draw:end-shape="id10" draw:end-glue-point="3" svg:d="M16609 7903c1036 0 345 1 1383 1" svg:viewBox="0 0 1384 2">
          <text:p/>
        </draw:connector>
        <draw:connector draw:style-name="gr8" draw:text-style-name="P7" draw:layer="layout" draw:type="curve" svg:x1="16.611cm" svg:y1="9.605cm" svg:x2="17.994cm" svg:y2="9.606cm" draw:start-shape="id6" draw:start-glue-point="1" draw:end-shape="id11" svg:d="M16611 9605c1036 0 345 1 1383 1" svg:viewBox="0 0 1384 2">
          <text:p/>
        </draw:connector>
        <draw:connector draw:style-name="gr8" draw:text-style-name="P7" draw:layer="layout" draw:type="curve" svg:x1="16.613cm" svg:y1="11.307cm" svg:x2="17.996cm" svg:y2="11.308cm" draw:start-shape="id8" draw:start-glue-point="1" draw:end-shape="id12" draw:end-glue-point="3" svg:d="M16613 11307c1036 0 345 1 1383 1" svg:viewBox="0 0 1384 2">
          <text:p/>
        </draw:connector>
      </draw:page>
      <draw:page draw:name="page2" draw:style-name="dp1" draw:master-page-name="Default">
        <draw:custom-shape draw:style-name="gr1" draw:text-style-name="P8" draw:layer="layout" svg:width="7.189cm" svg:height="7.945cm" svg:x="2.4cm" svg:y="2.1cm">
          <text:p text:style-name="P8"><text:span text:style-name="T5">Virtual Shop</text:span></text:p>
          <draw:enhanced-geometry svg:viewBox="0 0 21600 21600" draw:glue-points="10800 0 0 10800 10800 21600 21600 10800" draw:type="flowchart-process" draw:enhanced-path="M 0 0 L 21600 0 21600 21600 0 21600 0 0 Z N"/>
        </draw:custom-shape>
        <draw:custom-shape draw:style-name="gr9" draw:text-style-name="P6" xml:id="id13" draw:id="id13" draw:layer="layout" svg:width="5.419cm" svg:height="1.261cm" svg:x="3.283cm" svg:y="3.866cm">
          <text:p text:style-name="P6"><text:span text:style-name="T3">Python 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9" xml:id="id15" draw:id="id15" draw:layer="layout" svg:width="5.419cm" svg:height="1.261cm" svg:x="3.287cm" svg:y="5.886cm">
          <text:p text:style-name="P6"><text:span text:style-name="T3">Go App</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6" xml:id="id16" draw:id="id16" draw:layer="layout" svg:width="5.419cm" svg:height="1.26cm" svg:x="3.283cm" svg:y="7.902cm">
          <text:p text:style-name="P6"><text:span text:style-name="T3">EmberJS FrontE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8" draw:layer="layout" svg:width="7.189cm" svg:height="7.945cm" svg:x="2.4cm" svg:y="11.055cm">
          <text:p text:style-name="P8"><text:span text:style-name="T5">Social Network</text:span></text:p>
          <draw:enhanced-geometry svg:viewBox="0 0 21600 21600" draw:glue-points="10800 0 0 10800 10800 21600 21600 10800" draw:type="flowchart-process" draw:enhanced-path="M 0 0 L 21600 0 21600 21600 0 21600 0 0 Z N"/>
        </draw:custom-shape>
        <draw:custom-shape draw:style-name="gr9" draw:text-style-name="P6" xml:id="id17" draw:id="id17" draw:layer="layout" svg:width="5.419cm" svg:height="1.262cm" svg:x="3.283cm" svg:y="12.819cm">
          <text:p text:style-name="P6"><text:span text:style-name="T3">Ruby 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9" xml:id="id18" draw:id="id18" draw:layer="layout" svg:width="5.419cm" svg:height="1.262cm" svg:x="3.287cm" svg:y="14.84cm">
          <text:p text:style-name="P6"><text:span text:style-name="T3">NodeJS App</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6" xml:id="id19" draw:id="id19" draw:layer="layout" svg:width="5.419cm" svg:height="1.262cm" svg:x="3.283cm" svg:y="16.855cm">
          <text:p text:style-name="P6"><text:span text:style-name="T3">JS FrontE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0" xml:id="id14" draw:id="id14" draw:layer="layout" svg:width="8.323cm" svg:height="3.91cm" svg:x="12.742cm" svg:y="8.658cm">
          <text:p text:style-name="P10">Bipolar Server</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8" draw:text-style-name="P7" draw:layer="layout" draw:type="curve" svg:x1="8.702cm" svg:y1="4.496cm" svg:x2="16.903cm" svg:y2="8.658cm" draw:start-shape="id13" draw:start-glue-point="1" draw:end-shape="id14" draw:end-glue-point="0" svg:d="M8702 4496c5468 0 8201 1387 8201 4162" svg:viewBox="0 0 8202 4163">
          <text:p/>
        </draw:connector>
        <draw:connector draw:style-name="gr8" draw:text-style-name="P7" draw:layer="layout" draw:type="curve" svg:x1="8.706cm" svg:y1="6.516cm" svg:x2="13.314cm" svg:y2="9.462cm" draw:start-shape="id15" draw:start-glue-point="1" svg:d="M8706 6516c3832 0 1529 2946 4608 2946" svg:viewBox="0 0 4609 2947">
          <text:p/>
        </draw:connector>
        <draw:connector draw:style-name="gr8" draw:text-style-name="P7" draw:layer="layout" draw:type="curve" svg:x1="8.702cm" svg:y1="8.532cm" svg:x2="12.742cm" svg:y2="10.613cm" draw:start-shape="id16" draw:start-glue-point="1" draw:end-shape="id14" svg:d="M8702 8532c3030 0 1010 2081 4040 2081" svg:viewBox="0 0 4041 2082">
          <text:p/>
        </draw:connector>
        <draw:connector draw:style-name="gr8" draw:text-style-name="P7" draw:layer="layout" draw:type="curve" svg:x1="8.702cm" svg:y1="13.45cm" svg:x2="12.683cm" svg:y2="11.132cm" draw:start-shape="id17" draw:start-glue-point="1" svg:d="M8702 13450c3361 0 1371-2318 3981-2318" svg:viewBox="0 0 3982 2319">
          <text:p/>
        </draw:connector>
        <draw:connector draw:style-name="gr8" draw:text-style-name="P7" draw:layer="layout" draw:type="curve" svg:x1="8.706cm" svg:y1="15.471cm" svg:x2="13.425cm" svg:y2="12.057cm" draw:start-shape="id18" draw:start-glue-point="1" svg:d="M8706 15471c3915 0 1556-3414 4719-3414" svg:viewBox="0 0 4720 3415">
          <text:p/>
        </draw:connector>
        <draw:connector draw:style-name="gr8" draw:text-style-name="P7" draw:layer="layout" draw:type="curve" svg:x1="8.702cm" svg:y1="17.486cm" svg:x2="16.903cm" svg:y2="12.568cm" draw:start-shape="id19" draw:start-glue-point="1" draw:end-shape="id14" draw:end-glue-point="2" svg:d="M8702 17486c5468 0 8201-1639 8201-4918" svg:viewBox="0 0 8202 4919">
          <text:p/>
        </draw:connector>
        <draw:frame draw:style-name="gr11" draw:text-style-name="P11" draw:layer="layout" svg:width="8.883cm" svg:height="2.575cm" svg:x="15.714cm" svg:y="3.235cm">
          <draw:text-box>
            <text:p text:style-name="P11"><text:span text:style-name="T6">Client requests permissions</text:span></text:p>
            <text:p text:style-name="P12"><text:span text:style-name="T6">through API and cache</text:span></text:p>
            <text:p text:style-name="P12"><text:span text:style-name="T6">them for faster usage</text:span></text:p>
          </draw:text-box>
        </draw:frame>
        <draw:custom-shape draw:style-name="gr12" draw:text-style-name="P13" draw:layer="layout" svg:width="3.153cm" svg:height="1.262cm" svg:x="11.102cm" svg:y="4.117cm">
          <text:p text:style-name="P13"><text:span text:style-name="T7">Cach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3" draw:style-name="dp1" draw:master-page-name="Default">
        <draw:custom-shape draw:style-name="gr1" draw:text-style-name="P8" xml:id="id21" draw:id="id21" draw:layer="layout" svg:width="7.189cm" svg:height="7.945cm" svg:x="2.4cm" svg:y="2.1cm">
          <text:p text:style-name="P8"><text:span text:style-name="T5">Virtual Shop</text:span></text:p>
          <draw:enhanced-geometry svg:viewBox="0 0 21600 21600" draw:glue-points="10800 0 0 10800 10800 21600 21600 10800" draw:type="flowchart-process" draw:enhanced-path="M 0 0 L 21600 0 21600 21600 0 21600 0 0 Z N"/>
        </draw:custom-shape>
        <draw:custom-shape draw:style-name="gr9" draw:text-style-name="P6" draw:layer="layout" svg:width="5.419cm" svg:height="1.261cm" svg:x="3.283cm" svg:y="3.866cm">
          <text:p text:style-name="P6"><text:span text:style-name="T3">Python 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9" draw:layer="layout" svg:width="5.419cm" svg:height="1.261cm" svg:x="3.287cm" svg:y="5.886cm">
          <text:p text:style-name="P6"><text:span text:style-name="T3">Go App</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6" draw:layer="layout" svg:width="5.419cm" svg:height="1.26cm" svg:x="3.283cm" svg:y="7.902cm">
          <text:p text:style-name="P6"><text:span text:style-name="T3">EmberJS FrontE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8" xml:id="id23" draw:id="id23" draw:layer="layout" svg:width="7.189cm" svg:height="7.945cm" svg:x="2.4cm" svg:y="11.055cm">
          <text:p text:style-name="P8"><text:span text:style-name="T5">Social Network</text:span></text:p>
          <draw:enhanced-geometry svg:viewBox="0 0 21600 21600" draw:glue-points="10800 0 0 10800 10800 21600 21600 10800" draw:type="flowchart-process" draw:enhanced-path="M 0 0 L 21600 0 21600 21600 0 21600 0 0 Z N"/>
        </draw:custom-shape>
        <draw:custom-shape draw:style-name="gr9" draw:text-style-name="P6" draw:layer="layout" svg:width="5.419cm" svg:height="1.262cm" svg:x="3.283cm" svg:y="12.819cm">
          <text:p text:style-name="P6"><text:span text:style-name="T3">Ruby 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9" draw:layer="layout" svg:width="5.419cm" svg:height="1.262cm" svg:x="3.287cm" svg:y="14.84cm">
          <text:p text:style-name="P6"><text:span text:style-name="T3">NodeJS App</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6" xml:id="id22" draw:id="id22" draw:layer="layout" svg:width="5.419cm" svg:height="1.262cm" svg:x="3.283cm" svg:y="16.855cm">
          <text:p text:style-name="P6"><text:span text:style-name="T3">JS FrontE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0" xml:id="id20" draw:id="id20" draw:layer="layout" svg:width="8.323cm" svg:height="3.91cm" svg:x="12.742cm" svg:y="8.658cm">
          <text:p text:style-name="P10">Bipolar Server</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1" draw:text-style-name="P11" draw:layer="layout" svg:width="8.883cm" svg:height="2.639cm" svg:x="15.714cm" svg:y="3.235cm">
          <draw:text-box>
            <text:p text:style-name="P12"><text:span text:style-name="T6">When user changes, Webhook calls are triggered to update</text:span></text:p>
            <text:p text:style-name="P12"><text:span text:style-name="T6">applications, specially</text:span></text:p>
            <text:p text:style-name="P12"><text:span text:style-name="T6">browser FrontEnd</text:span></text:p>
          </draw:text-box>
        </draw:frame>
        <draw:connector draw:style-name="gr8" draw:text-style-name="P7" draw:layer="layout" draw:type="curve" svg:x1="16.903cm" svg:y1="8.658cm" svg:x2="9.589cm" svg:y2="6.072cm" draw:start-shape="id20" draw:start-glue-point="0" draw:end-shape="id21" draw:end-glue-point="7" svg:d="M16903 8658c0-1724-2438-2586-7314-2586" svg:viewBox="0 0 7315 2587">
          <text:p/>
        </draw:connector>
        <draw:connector draw:style-name="gr8" draw:text-style-name="P7" draw:layer="layout" draw:type="curve" svg:x1="16.903cm" svg:y1="12.568cm" svg:x2="8.702cm" svg:y2="17.486cm" draw:start-shape="id20" draw:start-glue-point="2" draw:end-shape="id22" draw:end-glue-point="1" svg:d="M16903 12568c0 3279-2733 4918-8201 4918" svg:viewBox="0 0 8202 4919">
          <text:p/>
        </draw:connector>
        <draw:connector draw:style-name="gr8" draw:text-style-name="P7" draw:layer="layout" draw:type="curve" svg:x1="12.742cm" svg:y1="10.613cm" svg:x2="9.589cm" svg:y2="15.027cm" draw:start-shape="id20" draw:start-glue-point="3" draw:end-shape="id23" draw:end-glue-point="7" svg:d="M12742 10613c-2365 0-789 4414-3153 4414" svg:viewBox="0 0 3154 4415">
          <text:p/>
        </draw:connector>
        <draw:custom-shape draw:style-name="gr12" draw:text-style-name="P13" draw:layer="layout" svg:width="4.4cm" svg:height="1.262cm" svg:x="11.7cm" svg:y="5.9cm">
          <text:p text:style-name="P13"><text:span text:style-name="T7">URL Webhoo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3.9cm" svg:height="1.262cm" svg:x="10.3cm" svg:y="12.538cm">
          <text:p text:style-name="P13"><text:span text:style-name="T7">URL Webhoo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3.853cm" svg:height="1.262cm" svg:x="13.1cm" svg:y="15.5cm">
          <text:p text:style-name="P13"><text:span text:style-name="T7">Pusher ev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Nuvem" draw:style="ellipsoid" draw:cx="50%" draw:cy="50%" draw:start-color="#e6e6e6" draw:end-color="#ffffff" draw:start-intensity="100%" draw:end-intensity="100%" draw:angle="0" draw:border="3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ario </meta:initial-creator>
    <meta:creation-date>2014-06-05T21:59:05.852022739</meta:creation-date>
    <dc:date>2014-06-05T22:43:18.799181209</dc:date>
    <dc:creator>Mario </dc:creator>
    <meta:editing-duration>PT28M39S</meta:editing-duration>
    <meta:editing-cycles>5</meta:editing-cycles>
    <meta:generator>LibreOffice/4.2.3.3$Linux_X86_64 LibreOffice_project/420m0$Build-3</meta:generator>
    <meta:document-statistic meta:object-count="58"/>
  </office:meta>
</office:document-meta>
</file>